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0.85pt"/>
    </style:style>
    <style:style style:name="co4" style:family="table-column">
      <style:table-column-properties fo:break-before="auto" style:column-width="362.49pt"/>
    </style:style>
    <style:style style:name="co5" style:family="table-column">
      <style:table-column-properties fo:break-before="auto" style:column-width="793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46.49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ta1" style:family="table" style:master-page-name="PageStyle_5f_Complete">
      <style:table-properties table:display="true" style:writing-mode="lr-tb"/>
    </style:style>
    <style:style style:name="ta2" style:family="table" style:master-page-name="PageStyle_5f_Unmasked_20_and_20_7_20_bits">
      <style:table-properties table:display="true" style:writing-mode="lr-tb"/>
    </style:style>
    <style:style style:name="ta3" style:family="table" style:master-page-name="PageStyle_5f_Masked_20_and_20_7_20_bits">
      <style:table-properties table:display="true" style:writing-mode="lr-tb"/>
    </style:style>
    <style:style style:name="ta4" style:family="table" style:master-page-name="PageStyle_5f_Masked_20_and_20_16_20_bits">
      <style:table-properties table:display="true" style:writing-mode="lr-tb"/>
    </style:style>
    <style:style style:name="ta5" style:family="table" style:master-page-name="PageStyle_5f_Unmasked_20_and_20_16_20_bits">
      <style:table-properties table:display="true" style:writing-mode="lr-tb"/>
    </style:style>
    <style:style style:name="ta6" style:family="table" style:master-page-name="PageStyle_5f_Masked_20_and_20_64_20_bits">
      <style:table-properties table:display="true" style:writing-mode="lr-tb"/>
    </style:style>
    <style:style style:name="ta7" style:family="table" style:master-page-name="PageStyle_5f_Unmasked_20_and_20_64_20_bi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bold" style:font-weight-asian="bold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Arial" style:font-style-complex="normal" style:font-style-asian="normal" style:font-size-complex="11pt" style:font-size-asian="11pt" style:font-name-complex="Arial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ple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twitter.com/erickwendel_" xlink:type="simple">Follow me: @erickwendel_</text:a></text:p>
          </table:table-cell>
          <table:covered-table-cell table:number-columns-repeated="3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ame Data Example</text:p>
          </table:table-cell>
          <table:covered-table-cell table:style-name="ce1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Message</text:p>
          </table:table-cell>
          <table:table-cell table:style-name="ce13" office:value-type="string" calcext:value-type="string">
            <text:p>Byte Array</text:p>
          </table:table-cell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MDN</text:p>
          </table:table-cell>
          <table:table-cell table:style-name="ce14" office:value-type="string" calcext:value-type="string">
            <text:p>129 131 61 84 35 6 112 16 109</text:p>
          </table:table-cell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BIT</text:p>
          </table:table-cell>
          <table:table-cell table:style-name="ce15" office:value-type="string" calcext:value-type="string">
            <text:p>REPRESENTS</text:p>
          </table:table-cell>
          <table:table-cell table:style-name="ce19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 BYTE</text:p>
          </table:table-cell>
          <table:table-cell table:style-name="ce4" office:value-type="float" office:value="0" calcext:value-type="float">
            <text:p>0</text:p>
          </table:table-cell>
          <table:table-cell table:style-name="ce16" office:value-type="string" calcext:value-type="string">
            <text:p>FIN</text:p>
          </table:table-cell>
          <table:table-cell table:style-name="ce4" office:value-type="string" calcext:value-type="string">
            <text:p>Indicates that this is the final fragment in a message.  The first</text:p>
            <text:p>      fragment MAY also be the final fragment.</text:p>
          </table:table-cell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16" office:value-type="string" calcext:value-type="string">
            <text:p>RSV1</text:p>
          </table:table-cell>
          <table:table-cell table:style-name="ce19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] + 1" office:value-type="float" office:value="2" calcext:value-type="float">
            <text:p>2</text:p>
          </table:table-cell>
          <table:table-cell table:style-name="ce16" office:value-type="string" calcext:value-type="string">
            <text:p>RSV2</text:p>
          </table:table-cell>
          <table:table-cell table:style-name="ce19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] + 1" office:value-type="float" office:value="3" calcext:value-type="float">
            <text:p>3</text:p>
          </table:table-cell>
          <table:table-cell table:style-name="ce16" office:value-type="string" calcext:value-type="string">
            <text:p>RSV3</text:p>
          </table:table-cell>
          <table:table-cell table:style-name="ce19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] + 1" office:value-type="float" office:value="4" calcext:value-type="float">
            <text:p>4</text:p>
          </table:table-cell>
          <table:table-cell table:style-name="ce16" office:value-type="string" calcext:value-type="string" table:number-columns-spanned="1" table:number-rows-spanned="4">
            <text:p>OPCODE</text:p>
          </table:table-cell>
          <table:table-cell table:style-name="ce20" office:value-type="string" calcext:value-type="string">
            <text:p>Defines the interpretation of the payload data. <text:s/>0x01: this frame includes utf-8 text data.</text:p>
          </table:table-cell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2] + 1" office:value-type="float" office:value="5" calcext:value-type="float">
            <text:p>5</text:p>
          </table:table-cell>
          <table:covered-table-cell table:style-name="ce17"/>
          <table:table-cell table:style-name="ce4" office:value-type="string" calcext:value-type="string">
            <text:p>0x08: this frame terminates the connection.</text:p>
          </table:table-cell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3] + 1" office:value-type="float" office:value="6" calcext:value-type="float">
            <text:p>6</text:p>
          </table:table-cell>
          <table:covered-table-cell table:style-name="ce17"/>
          <table:table-cell table:style-name="ce19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4] + 1" office:value-type="float" office:value="7" calcext:value-type="float">
            <text:p>7</text:p>
          </table:table-cell>
          <table:covered-table-cell table:style-name="ce18"/>
          <table:table-cell table:style-name="ce21"/>
          <table:table-cell table:style-name="ce24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2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K Indicator</text:p>
          </table:table-cell>
          <table:table-cell table:style-name="ce22" office:value-type="string" calcext:value-type="string">
            <text:p>1 or 0</text:p>
          </table:table-cell>
          <table:table-cell table:style-name="ce25" office:value-type="string" calcext:value-type="string">
            <text:p>If set to 1, a masking key is present and "Payload data" is masked</text:p>
          </table:table-cell>
          <table:table-cell table:style-name="ce2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Payload Length</text:p>
          </table:table-cell>
          <table:table-cell table:style-name="ce4" office:value-type="string" calcext:value-type="string">
            <text:p>&lt;=125, 126 or 127 &gt;</text:p>
          </table:table-cell>
          <table:table-cell table:style-name="ce20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7] + 1" office:value-type="float" office:value="2" calcext:value-type="float">
            <text:p>2</text:p>
          </table:table-cell>
          <table:covered-table-cell table:style-name="ce5"/>
          <table:table-cell table:style-name="ce4" office:value-type="string" calcext:value-type="string">
            <text:p><text:span text:style-name="T1">131</text:span><text:span text:style-name="T2"> = 0x83=0000011</text:span></text:p>
          </table:table-cell>
          <table:table-cell table:style-name="ce20" office:value-type="string" calcext:value-type="string">
            <text:p>If this value is between 0 and 125, then it is the length of message. <text:s/>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8] + 1" office:value-type="float" office:value="3" calcext:value-type="float">
            <text:p>3</text:p>
          </table:table-cell>
          <table:covered-table-cell table:style-name="ce5"/>
          <table:table-cell table:style-name="ce4"/>
          <table:table-cell table:style-name="ce20" office:value-type="string" calcext:value-type="string">
            <text:p>If it is 126, the following 2 bytes (16-bit unsigned integer) are the length.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9] + 1" office:value-type="float" office:value="4" calcext:value-type="float">
            <text:p>4</text:p>
          </table:table-cell>
          <table:covered-table-cell table:style-name="ce5"/>
          <table:table-cell table:style-name="ce4"/>
          <table:table-cell table:style-name="ce26" office:value-type="string" calcext:value-type="string">
            <text:p>If it is 127, the following 8 bytes (64-bit unsigned integer) are the length.</text:p>
          </table:table-cell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0] + 1" office:value-type="float" office:value="5" calcext:value-type="float">
            <text:p>5</text:p>
          </table:table-cell>
          <table:covered-table-cell table:style-name="ce5"/>
          <table:table-cell table:style-name="ce4"/>
          <table:table-cell table:style-name="ce20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1] + 1" office:value-type="float" office:value="6" calcext:value-type="float">
            <text:p>6</text:p>
          </table:table-cell>
          <table:covered-table-cell table:style-name="ce5"/>
          <table:table-cell table:style-name="ce4"/>
          <table:table-cell table:style-name="ce20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22] + 1" office:value-type="float" office:value="7" calcext:value-type="float">
            <text:p>7</text:p>
          </table:table-cell>
          <table:covered-table-cell table:style-name="ce6"/>
          <table:table-cell table:style-name="ce4"/>
          <table:table-cell table:style-name="ce20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3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64">
            <text:p>all remaining bytes are the encoded payload data</text:p>
          </table:table-cell>
          <table:table-cell table:style-name="ce4" office:value-type="string" calcext:value-type="string" table:number-columns-spanned="1" table:number-rows-spanned="32">
            <text:p>mask key if indicator == 1</text:p>
          </table:table-cell>
          <table:table-cell table:style-name="ce27" office:value-type="string" calcext:value-type="string" table:number-columns-spanned="1" table:number-rows-spanned="16">
            <text:p>Content Length if it's 126 - 16-bit unsined integer</text:p>
          </table:table-cell>
          <table:table-cell table:style-name="ce27" office:value-type="string" calcext:value-type="string" table:number-columns-spanned="1" table:number-rows-spanned="64">
            <text:p>Content Length if it's 127 - 64-bit unsined integer</text:p>
          </table:table-cell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5] + 1" office:value-type="float" office:value="2" calcext:value-type="float">
            <text:p>2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6] + 1" office:value-type="float" office:value="3" calcext:value-type="float">
            <text:p>3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7] + 1" office:value-type="float" office:value="4" calcext:value-type="float">
            <text:p>4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8] + 1" office:value-type="float" office:value="5" calcext:value-type="float">
            <text:p>5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9] + 1" office:value-type="float" office:value="6" calcext:value-type="float">
            <text:p>6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0] + 1" office:value-type="float" office:value="7" calcext:value-type="float">
            <text:p>7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4 BYTE</text:p>
          </table:table-cell>
          <table:table-cell table:style-name="ce4" office:value-type="float" office:value="0" calcext:value-type="float">
            <text:p>0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3] + 1" office:value-type="float" office:value="2" calcext:value-type="float">
            <text:p>2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4] + 1" office:value-type="float" office:value="3" calcext:value-type="float">
            <text:p>3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5] + 1" office:value-type="float" office:value="4" calcext:value-type="float">
            <text:p>4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6] + 1" office:value-type="float" office:value="5" calcext:value-type="float">
            <text:p>5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7] + 1" office:value-type="float" office:value="6" calcext:value-type="float">
            <text:p>6</text:p>
          </table:table-cell>
          <table:covered-table-cell table:number-columns-repeated="4"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8] + 1" office:value-type="float" office:value="7" calcext:value-type="float">
            <text:p>7</text:p>
          </table:table-cell>
          <table:covered-table-cell table:number-columns-repeated="2" table:style-name="ce5"/>
          <table:covered-table-cell table:style-name="ce6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5 BYTE</text:p>
          </table:table-cell>
          <table:table-cell table:style-name="ce4" office:value-type="float" office:value="0" calcext:value-type="float">
            <text:p>0</text:p>
          </table:table-cell>
          <table:covered-table-cell table:number-columns-repeated="2" table:style-name="ce5"/>
          <table:table-cell table:style-name="ce28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1] + 1" office:value-type="float" office:value="2" calcext:value-type="float">
            <text:p>2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2] + 1" office:value-type="float" office:value="3" calcext:value-type="float">
            <text:p>3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3] + 1" office:value-type="float" office:value="4" calcext:value-type="float">
            <text:p>4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4] + 1" office:value-type="float" office:value="5" calcext:value-type="float">
            <text:p>5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5] + 1" office:value-type="float" office:value="6" calcext:value-type="float">
            <text:p>6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46] + 1" office:value-type="float" office:value="7" calcext:value-type="float">
            <text:p>7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6 BYTE</text:p>
          </table:table-cell>
          <table:table-cell table:style-name="ce4" office:value-type="float" office:value="0" calcext:value-type="float">
            <text:p>0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9] + 1" office:value-type="float" office:value="2" calcext:value-type="float">
            <text:p>2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0] + 1" office:value-type="float" office:value="3" calcext:value-type="float">
            <text:p>3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1] + 1" office:value-type="float" office:value="4" calcext:value-type="float">
            <text:p>4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2] + 1" office:value-type="float" office:value="5" calcext:value-type="float">
            <text:p>5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3] + 1" office:value-type="float" office:value="6" calcext:value-type="float">
            <text:p>6</text:p>
          </table:table-cell>
          <table:covered-table-cell table:number-columns-repeated="2" table:style-name="ce5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54] + 1" office:value-type="float" office:value="7" calcext:value-type="float">
            <text:p>7</text:p>
          </table:table-cell>
          <table:covered-table-cell table:style-name="ce5"/>
          <table:covered-table-cell table:style-name="ce6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7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7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8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9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0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1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62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8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5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6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7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8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9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0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9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3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4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5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6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7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8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0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1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2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3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4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5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covered-table-cell table:style-name="ce5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86] + 1" office:value-type="float" office:value="7" calcext:value-type="float">
            <text:p>7</text:p>
          </table:table-cell>
          <table:covered-table-cell table:style-name="ce6"/>
          <table:table-cell table:style-name="ce19"/>
          <table:table-cell table:style-name="ce7"/>
          <table:covered-table-cell table:style-name="ce6"/>
          <table:table-cell/>
          <table:table-cell table:style-name="ce7" table:number-columns-repeated="19"/>
          <table:table-cell table:number-columns-repeated="998"/>
        </table:table-row>
        <table:table-row table:style-name="ro1" table:number-rows-repeated="920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masked and 7 bit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twitter.com/erickwendel_" xlink:type="simple">Follow me: @erickwendel_</text:a></text:p>
          </table:table-cell>
          <table:covered-table-cell table:number-columns-repeated="3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ame Data Example</text:p>
          </table:table-cell>
          <table:covered-table-cell table:style-name="ce12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Message</text:p>
          </table:table-cell>
          <table:table-cell table:style-name="ce13" office:value-type="string" calcext:value-type="string">
            <text:p>Byte Array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MDN</text:p>
          </table:table-cell>
          <table:table-cell table:style-name="ce14" office:value-type="string" calcext:value-type="string">
            <text:p>129 131 61 84 35 6 112 16 109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PRESENTS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N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V1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] + 1" office:value-type="float" office:value="2" calcext:value-type="float">
            <text:p>2</text:p>
          </table:table-cell>
          <table:table-cell table:style-name="ce4" office:value-type="string" calcext:value-type="string">
            <text:p>RSV2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] + 1" office:value-type="float" office:value="3" calcext:value-type="float">
            <text:p>3</text:p>
          </table:table-cell>
          <table:table-cell table:style-name="ce4" office:value-type="string" calcext:value-type="string">
            <text:p>RSV3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] + 1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4">
            <text:p>OPCODE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2] + 1" office:value-type="float" office:value="5" calcext:value-type="float">
            <text:p>5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3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4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8">
            <text:p>2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K Indicator</text:p>
          </table:table-cell>
          <table:table-cell table:number-columns-repeated="2"/>
          <table:table-cell table:style-name="ce2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Payload Length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7] + 1" office:value-type="float" office:value="2" calcext:value-type="float">
            <text:p>2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8] + 1" office:value-type="float" office:value="3" calcext:value-type="float">
            <text:p>3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9] + 1" office:value-type="float" office:value="4" calcext:value-type="float">
            <text:p>4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0] + 1" office:value-type="float" office:value="5" calcext:value-type="float">
            <text:p>5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1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22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3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2">
            <text:p>all remaining bytes are the encoded payload data</text:p>
          </table:table-cell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5] + 1" office:value-type="float" office:value="2" calcext:value-type="float">
            <text:p>2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6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7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8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9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0] + 1" office:value-type="float" office:value="7" calcext:value-type="float">
            <text:p>7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3] + 1" office:value-type="float" office:value="2" calcext:value-type="float">
            <text:p>2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4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5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6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7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8] + 1" office:value-type="float" office:value="7" calcext:value-type="float">
            <text:p>7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5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1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2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3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4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5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46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6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9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0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1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2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3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54] + 1" office:value-type="float" office:value="7" calcext:value-type="float">
            <text:p>7</text:p>
          </table:table-cell>
          <table:covered-table-cell table:style-name="ce6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 table:number-rows-repeated="32">
          <table:table-cell table:style-name="ce8" table:number-columns-repeated="2"/>
          <table:table-cell/>
          <table:table-cell table:style-name="ce8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 table:number-rows-repeated="920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ked and 7 bit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twitter.com/erickwendel_" xlink:type="simple">Follow me: @erickwendel_</text:a></text:p>
          </table:table-cell>
          <table:covered-table-cell table:number-columns-repeated="3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ame Data Example</text:p>
          </table:table-cell>
          <table:covered-table-cell table:style-name="ce1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Message</text:p>
          </table:table-cell>
          <table:table-cell table:style-name="ce13" office:value-type="string" calcext:value-type="string">
            <text:p>Byte Array</text:p>
          </table:table-cell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MDN</text:p>
          </table:table-cell>
          <table:table-cell table:style-name="ce14" office:value-type="string" calcext:value-type="string">
            <text:p>129 131 61 84 35 6 112 16 109</text:p>
          </table:table-cell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PRESENTS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N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V1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] + 1" office:value-type="float" office:value="2" calcext:value-type="float">
            <text:p>2</text:p>
          </table:table-cell>
          <table:table-cell table:style-name="ce4" office:value-type="string" calcext:value-type="string">
            <text:p>RSV2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] + 1" office:value-type="float" office:value="3" calcext:value-type="float">
            <text:p>3</text:p>
          </table:table-cell>
          <table:table-cell table:style-name="ce4" office:value-type="string" calcext:value-type="string">
            <text:p>RSV3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] + 1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4">
            <text:p>OPCODE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2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3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4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4" office:value-type="string" calcext:value-type="string" table:number-columns-spanned="1" table:number-rows-spanned="8">
            <text:p>2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K Indicator</text:p>
          </table:table-cell>
          <table:table-cell table:style-name="ce8" table:number-columns-repeated="2"/>
          <table:table-cell table:style-name="ce2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Payload Length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7] + 1" office:value-type="float" office:value="2" calcext:value-type="float">
            <text:p>2</text:p>
          </table:table-cell>
          <table:covered-table-cell table:style-name="ce5"/>
          <table:table-cell table:style-name="ce8"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8] + 1" office:value-type="float" office:value="3" calcext:value-type="float">
            <text:p>3</text:p>
          </table:table-cell>
          <table:covered-table-cell table:style-name="ce5"/>
          <table:table-cell/>
          <table:table-cell table:style-name="ce8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9] + 1" office:value-type="float" office:value="4" calcext:value-type="float">
            <text:p>4</text:p>
          </table:table-cell>
          <table:covered-table-cell table:style-name="ce5"/>
          <table:table-cell/>
          <table:table-cell table:style-name="ce8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0] + 1" office:value-type="float" office:value="5" calcext:value-type="float">
            <text:p>5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1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22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3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2">
            <text:p>mask key if indicator == 1</text:p>
          </table:table-cell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5] + 1" office:value-type="float" office:value="2" calcext:value-type="float">
            <text:p>2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6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7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8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9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0] + 1" office:value-type="float" office:value="7" calcext:value-type="float">
            <text:p>7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3] + 1" office:value-type="float" office:value="2" calcext:value-type="float">
            <text:p>2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4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5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6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7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8] + 1" office:value-type="float" office:value="7" calcext:value-type="float">
            <text:p>7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5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1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2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3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4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5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46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6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9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0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1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2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3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54] + 1" office:value-type="float" office:value="7" calcext:value-type="float">
            <text:p>7</text:p>
          </table:table-cell>
          <table:covered-table-cell table:style-name="ce6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7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2">
            <text:p>all remaining bytes are the encoded payload data</text:p>
          </table:table-cell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7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8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9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0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1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62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8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5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6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7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8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9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0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9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3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4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5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6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7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8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0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1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2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3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4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5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86] + 1" office:value-type="float" office:value="7" calcext:value-type="float">
            <text:p>7</text:p>
          </table:table-cell>
          <table:covered-table-cell table:style-name="ce6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 table:number-rows-repeated="920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ked and 16 bits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twitter.com/erickwendel_" xlink:type="simple">Follow me: @erickwendel_</text:a></text:p>
          </table:table-cell>
          <table:covered-table-cell table:number-columns-repeated="3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ame Data Example</text:p>
          </table:table-cell>
          <table:covered-table-cell table:style-name="ce1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Message</text:p>
          </table:table-cell>
          <table:table-cell table:style-name="ce13" office:value-type="string" calcext:value-type="string">
            <text:p>Byte Array</text:p>
          </table:table-cell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MDN</text:p>
          </table:table-cell>
          <table:table-cell table:style-name="ce14" office:value-type="string" calcext:value-type="string">
            <text:p>129 131 61 84 35 6 112 16 109</text:p>
          </table:table-cell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PRESENTS</text:p>
          </table:table-cell>
          <table:table-cell table:style-name="ce19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N</text:p>
          </table:table-cell>
          <table:table-cell table:style-name="ce8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V1</text:p>
          </table:table-cell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] + 1" office:value-type="float" office:value="2" calcext:value-type="float">
            <text:p>2</text:p>
          </table:table-cell>
          <table:table-cell table:style-name="ce4" office:value-type="string" calcext:value-type="string">
            <text:p>RSV2</text:p>
          </table:table-cell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] + 1" office:value-type="float" office:value="3" calcext:value-type="float">
            <text:p>3</text:p>
          </table:table-cell>
          <table:table-cell table:style-name="ce4" office:value-type="string" calcext:value-type="string">
            <text:p>RSV3</text:p>
          </table:table-cell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] + 1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4">
            <text:p>OPCODE</text:p>
          </table:table-cell>
          <table:table-cell table:style-name="ce8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2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3] + 1" office:value-type="float" office:value="6" calcext:value-type="float">
            <text:p>6</text:p>
          </table:table-cell>
          <table:covered-table-cell table:style-name="ce5"/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4] + 1" office:value-type="float" office:value="7" calcext:value-type="float">
            <text:p>7</text:p>
          </table:table-cell>
          <table:covered-table-cell table:style-name="ce6"/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2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K Indicator</text:p>
          </table:table-cell>
          <table:table-cell table:style-name="ce8"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Payload Length</text:p>
          </table:table-cell>
          <table:table-cell table:style-name="ce8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7] + 1" office:value-type="float" office:value="2" calcext:value-type="float">
            <text:p>2</text:p>
          </table:table-cell>
          <table:covered-table-cell table:style-name="ce5"/>
          <table:table-cell table:style-name="ce8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8] + 1" office:value-type="float" office:value="3" calcext:value-type="float">
            <text:p>3</text:p>
          </table:table-cell>
          <table:covered-table-cell table:style-name="ce5"/>
          <table:table-cell/>
          <table:table-cell table:style-name="ce8"/>
          <table:table-cell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9] + 1" office:value-type="float" office:value="4" calcext:value-type="float">
            <text:p>4</text:p>
          </table:table-cell>
          <table:covered-table-cell table:style-name="ce5"/>
          <table:table-cell/>
          <table:table-cell table:style-name="ce8"/>
          <table:table-cell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0] + 1" office:value-type="float" office:value="5" calcext:value-type="float">
            <text:p>5</text:p>
          </table:table-cell>
          <table:covered-table-cell table:style-name="ce5"/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1] + 1" office:value-type="float" office:value="6" calcext:value-type="float">
            <text:p>6</text:p>
          </table:table-cell>
          <table:covered-table-cell table:style-name="ce5"/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22] + 1" office:value-type="float" office:value="7" calcext:value-type="float">
            <text:p>7</text:p>
          </table:table-cell>
          <table:covered-table-cell table:style-name="ce6"/>
          <table:table-cell table:number-columns-repeated="3"/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3 BYTE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16">
            <text:p>Content Length if it's 126 - 16-bit unsined integer</text:p>
          </table:table-cell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5] + 1" office:value-type="float" office:value="2" calcext:value-type="float">
            <text:p>2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6] + 1" office:value-type="float" office:value="3" calcext:value-type="float">
            <text:p>3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7] + 1" office:value-type="float" office:value="4" calcext:value-type="float">
            <text:p>4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8] + 1" office:value-type="float" office:value="5" calcext:value-type="float">
            <text:p>5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9] + 1" office:value-type="float" office:value="6" calcext:value-type="float">
            <text:p>6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0] + 1" office:value-type="float" office:value="7" calcext:value-type="float">
            <text:p>7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3] + 1" office:value-type="float" office:value="2" calcext:value-type="float">
            <text:p>2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4] + 1" office:value-type="float" office:value="3" calcext:value-type="float">
            <text:p>3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5] + 1" office:value-type="float" office:value="4" calcext:value-type="float">
            <text:p>4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6] + 1" office:value-type="float" office:value="5" calcext:value-type="float">
            <text:p>5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7] + 1" office:value-type="float" office:value="6" calcext:value-type="float">
            <text:p>6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8] + 1" office:value-type="float" office:value="7" calcext:value-type="float">
            <text:p>7</text:p>
          </table:table-cell>
          <table:covered-table-cell table:style-name="ce6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5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2">
            <text:p>mask key if indicator == 1</text:p>
          </table:table-cell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1] + 1" office:value-type="float" office:value="2" calcext:value-type="float">
            <text:p>2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2] + 1" office:value-type="float" office:value="3" calcext:value-type="float">
            <text:p>3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3] + 1" office:value-type="float" office:value="4" calcext:value-type="float">
            <text:p>4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4] + 1" office:value-type="float" office:value="5" calcext:value-type="float">
            <text:p>5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5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46] + 1" office:value-type="float" office:value="7" calcext:value-type="float">
            <text:p>7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6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9] + 1" office:value-type="float" office:value="2" calcext:value-type="float">
            <text:p>2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0] + 1" office:value-type="float" office:value="3" calcext:value-type="float">
            <text:p>3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1] + 1" office:value-type="float" office:value="4" calcext:value-type="float">
            <text:p>4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2] + 1" office:value-type="float" office:value="5" calcext:value-type="float">
            <text:p>5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3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54] + 1" office:value-type="float" office:value="7" calcext:value-type="float">
            <text:p>7</text:p>
          </table:table-cell>
          <table:covered-table-cell table:style-name="ce5"/>
          <table:table-cell table:number-columns-repeated="2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7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7] + 1" office:value-type="float" office:value="2" calcext:value-type="float">
            <text:p>2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8] + 1" office:value-type="float" office:value="3" calcext:value-type="float">
            <text:p>3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9] + 1" office:value-type="float" office:value="4" calcext:value-type="float">
            <text:p>4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0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1] + 1" office:value-type="float" office:value="6" calcext:value-type="float">
            <text:p>6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62] + 1" office:value-type="float" office:value="7" calcext:value-type="float">
            <text:p>7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8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5] + 1" office:value-type="float" office:value="2" calcext:value-type="float">
            <text:p>2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6] + 1" office:value-type="float" office:value="3" calcext:value-type="float">
            <text:p>3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7] + 1" office:value-type="float" office:value="4" calcext:value-type="float">
            <text:p>4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8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9] + 1" office:value-type="float" office:value="6" calcext:value-type="float">
            <text:p>6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0] + 1" office:value-type="float" office:value="7" calcext:value-type="float">
            <text:p>7</text:p>
          </table:table-cell>
          <table:covered-table-cell table:style-name="ce6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9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all remaining bytes are the encoded payload data</text:p>
          </table:table-cell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3] + 1" office:value-type="float" office:value="2" calcext:value-type="float">
            <text:p>2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4] + 1" office:value-type="float" office:value="3" calcext:value-type="float">
            <text:p>3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5] + 1" office:value-type="float" office:value="4" calcext:value-type="float">
            <text:p>4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6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7] + 1" office:value-type="float" office:value="6" calcext:value-type="float">
            <text:p>6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8] + 1" office:value-type="float" office:value="7" calcext:value-type="float">
            <text:p>7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0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1] + 1" office:value-type="float" office:value="2" calcext:value-type="float">
            <text:p>2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2] + 1" office:value-type="float" office:value="3" calcext:value-type="float">
            <text:p>3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3] + 1" office:value-type="float" office:value="4" calcext:value-type="float">
            <text:p>4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4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5] + 1" office:value-type="float" office:value="6" calcext:value-type="float">
            <text:p>6</text:p>
          </table:table-cell>
          <table:covered-table-cell table:style-name="ce5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86] + 1" office:value-type="float" office:value="7" calcext:value-type="float">
            <text:p>7</text:p>
          </table:table-cell>
          <table:covered-table-cell table:style-name="ce6"/>
          <table:table-cell table:style-name="ce8"/>
          <table:table-cell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 table:number-rows-repeated="48">
          <table:table-cell table:style-name="ce7" table:number-columns-repeated="2"/>
          <table:table-cell table:style-name="ce8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 table:number-rows-repeated="869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masked and 16 bits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twitter.com/erickwendel_" xlink:type="simple">Follow me: @erickwendel_</text:a></text:p>
          </table:table-cell>
          <table:covered-table-cell table:number-columns-repeated="3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ame Data Example</text:p>
          </table:table-cell>
          <table:covered-table-cell table:style-name="ce1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Message</text:p>
          </table:table-cell>
          <table:table-cell table:style-name="ce13" office:value-type="string" calcext:value-type="string">
            <text:p>Byte Array</text:p>
          </table:table-cell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MDN</text:p>
          </table:table-cell>
          <table:table-cell table:style-name="ce11" office:value-type="string" calcext:value-type="string">
            <text:p>129 131 61 84 35 6 112 16 109</text:p>
          </table:table-cell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PRESENTS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N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V1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] + 1" office:value-type="float" office:value="2" calcext:value-type="float">
            <text:p>2</text:p>
          </table:table-cell>
          <table:table-cell table:style-name="ce4" office:value-type="string" calcext:value-type="string">
            <text:p>RSV2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] + 1" office:value-type="float" office:value="3" calcext:value-type="float">
            <text:p>3</text:p>
          </table:table-cell>
          <table:table-cell table:style-name="ce4" office:value-type="string" calcext:value-type="string">
            <text:p>RSV3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] + 1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4">
            <text:p>OPCODE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2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3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4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2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K Indicator</text:p>
          </table:table-cell>
          <table:table-cell table:style-name="ce8" table:number-columns-repeated="2"/>
          <table:table-cell table:style-name="ce2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Payload Length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7] + 1" office:value-type="float" office:value="2" calcext:value-type="float">
            <text:p>2</text:p>
          </table:table-cell>
          <table:covered-table-cell table:style-name="ce5"/>
          <table:table-cell table:style-name="ce8"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8] + 1" office:value-type="float" office:value="3" calcext:value-type="float">
            <text:p>3</text:p>
          </table:table-cell>
          <table:covered-table-cell table:style-name="ce5"/>
          <table:table-cell/>
          <table:table-cell table:style-name="ce8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9] + 1" office:value-type="float" office:value="4" calcext:value-type="float">
            <text:p>4</text:p>
          </table:table-cell>
          <table:covered-table-cell table:style-name="ce5"/>
          <table:table-cell/>
          <table:table-cell table:style-name="ce8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0] + 1" office:value-type="float" office:value="5" calcext:value-type="float">
            <text:p>5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1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22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3 BYTE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16">
            <text:p>Content Length if it's 126 - 16-bit unsined integer</text:p>
          </table:table-cell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5] + 1" office:value-type="float" office:value="2" calcext:value-type="float">
            <text:p>2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6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7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8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9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0] + 1" office:value-type="float" office:value="7" calcext:value-type="float">
            <text:p>7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3] + 1" office:value-type="float" office:value="2" calcext:value-type="float">
            <text:p>2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4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5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6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7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8] + 1" office:value-type="float" office:value="7" calcext:value-type="float">
            <text:p>7</text:p>
          </table:table-cell>
          <table:covered-table-cell table:style-name="ce6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5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2">
            <text:p>all remaining bytes are the encoded payload data</text:p>
          </table:table-cell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1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2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3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4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5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46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6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9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0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1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2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3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54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7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7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8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9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0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1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62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8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5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6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7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8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9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0] + 1" office:value-type="float" office:value="7" calcext:value-type="float">
            <text:p>7</text:p>
          </table:table-cell>
          <table:covered-table-cell table:style-name="ce6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 table:number-rows-repeated="16">
          <table:table-cell table:style-name="ce8" table:number-columns-repeated="2"/>
          <table:table-cell/>
          <table:table-cell table:style-name="ce8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 table:number-rows-repeated="48">
          <table:table-cell table:style-name="ce7" table:number-columns-repeated="2"/>
          <table:table-cell table:style-name="ce8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2"/>
          <table:table-cell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 table:number-rows-repeated="869">
          <table:table-cell table:style-name="ce7" table:number-columns-repeated="4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ked and 64 bits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twitter.com/erickwendel_" xlink:type="simple">Follow me: @erickwendel_</text:a></text:p>
          </table:table-cell>
          <table:covered-table-cell table:number-columns-repeated="3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ame Data Example</text:p>
          </table:table-cell>
          <table:covered-table-cell table:style-name="ce1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Message</text:p>
          </table:table-cell>
          <table:table-cell table:style-name="ce13" office:value-type="string" calcext:value-type="string">
            <text:p>Byte Array</text:p>
          </table:table-cell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MDN</text:p>
          </table:table-cell>
          <table:table-cell table:style-name="ce14" office:value-type="string" calcext:value-type="string">
            <text:p>129 131 61 84 35 6 112 16 109</text:p>
          </table:table-cell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2" table:number-columns-repeated="3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PRESENTS</text:p>
          </table:table-cell>
          <table:table-cell table:style-name="ce19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N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V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] + 1" office:value-type="float" office:value="2" calcext:value-type="float">
            <text:p>2</text:p>
          </table:table-cell>
          <table:table-cell table:style-name="ce4" office:value-type="string" calcext:value-type="string">
            <text:p>RSV2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] + 1" office:value-type="float" office:value="3" calcext:value-type="float">
            <text:p>3</text:p>
          </table:table-cell>
          <table:table-cell table:style-name="ce4" office:value-type="string" calcext:value-type="string">
            <text:p>RSV3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1] + 1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4">
            <text:p>OPCODE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2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3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14] + 1" office:value-type="float" office:value="7" calcext:value-type="float">
            <text:p>7</text:p>
          </table:table-cell>
          <table:covered-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2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K Indicator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Payload Length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7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8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9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20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21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22] + 1" office:value-type="float" office:value="7" calcext:value-type="float">
            <text:p>7</text:p>
          </table:table-cell>
          <table:covered-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3 BYTE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64">
            <text:p>Content Length if it's 127 - 64-bit unsined integer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25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26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27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28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29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30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33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34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35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36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37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38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5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41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42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43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44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45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46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6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49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50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51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52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53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54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7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57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58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59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60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61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62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8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65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66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67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68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69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70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9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73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74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75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76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77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78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10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81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82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83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84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85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86] + 1" office:value-type="float" office:value="7" calcext:value-type="float">
            <text:p>7</text:p>
          </table:table-cell>
          <table:covered-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1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2">
            <text:p>mask key if indicator == 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89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0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1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2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3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94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12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7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8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99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0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1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102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13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5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6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7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8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09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110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1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13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14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15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16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17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118] + 1" office:value-type="float" office:value="7" calcext:value-type="float">
            <text:p>7</text:p>
          </table:table-cell>
          <table:covered-table-cell table:style-name="ce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15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16">
            <text:p>all remaining bytes are the encoded payload data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21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22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23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24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25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126] + 1" office:value-type="float" office:value="7" calcext:value-type="float">
            <text:p>7</text:p>
          </table:table-cell>
          <table:covered-table-cell table:style-name="ce5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16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29] + 1" office:value-type="float" office:value="2" calcext:value-type="float">
            <text:p>2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30] + 1" office:value-type="float" office:value="3" calcext:value-type="float">
            <text:p>3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31] + 1" office:value-type="float" office:value="4" calcext:value-type="float">
            <text:p>4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32] + 1" office:value-type="float" office:value="5" calcext:value-type="float">
            <text:p>5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5"/>
          <table:table-cell table:style-name="ce4" table:formula="of:=[.B133] + 1" office:value-type="float" office:value="6" calcext:value-type="float">
            <text:p>6</text:p>
          </table:table-cell>
          <table:covered-table-cell table:style-name="ce5"/>
          <table:table-cell table:number-columns-repeated="1021"/>
        </table:table-row>
        <table:table-row table:style-name="ro1">
          <table:covered-table-cell table:style-name="ce6"/>
          <table:table-cell table:style-name="ce4" table:formula="of:=[.B134] + 1" office:value-type="float" office:value="7" calcext:value-type="float">
            <text:p>7</text:p>
          </table:table-cell>
          <table:covered-table-cell table:style-name="ce6"/>
          <table:table-cell table:number-columns-repeated="1021"/>
        </table:table-row>
        <table:table-row table:style-name="ro1" table:number-rows-repeated="48">
          <table:table-cell table:style-name="ce7" table:number-columns-repeated="2"/>
          <table:table-cell table:style-name="ce8"/>
          <table:table-cell table:number-columns-repeated="1021"/>
        </table:table-row>
        <table:table-row table:style-name="ro1" table:number-rows-repeated="824">
          <table:table-cell table:style-name="ce7" table:number-columns-repeated="2"/>
          <table:table-cell table:number-columns-repeated="1022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masked and 64 bits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<text:a xlink:href="http://twitter.com/erickwendel_" xlink:type="simple">Follow me: @erickwendel_</text:a></text:p>
          </table:table-cell>
          <table:covered-table-cell table:number-columns-repeated="3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8" table:number-columns-repeated="2"/>
          <table:table-cell table:style-name="ce2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Frame Data Example</text:p>
          </table:table-cell>
          <table:covered-table-cell table:style-name="ce12"/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Byte Array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table-cell/>
          <table:table-cell table:style-name="ce11" office:value-type="string" calcext:value-type="string">
            <text:p>MDN</text:p>
          </table:table-cell>
          <table:table-cell table:style-name="ce11" office:value-type="string" calcext:value-type="string">
            <text:p>129 131 61 84 35 6 112 16 109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Buffer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REPRESENTS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IN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V1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] + 1" office:value-type="float" office:value="2" calcext:value-type="float">
            <text:p>2</text:p>
          </table:table-cell>
          <table:table-cell table:style-name="ce4" office:value-type="string" calcext:value-type="string">
            <text:p>RSV2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] + 1" office:value-type="float" office:value="3" calcext:value-type="float">
            <text:p>3</text:p>
          </table:table-cell>
          <table:table-cell table:style-name="ce4" office:value-type="string" calcext:value-type="string">
            <text:p>RSV3</text:p>
          </table:table-cell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] + 1" office:value-type="float" office:value="4" calcext:value-type="float">
            <text:p>4</text:p>
          </table:table-cell>
          <table:table-cell table:style-name="ce4" office:value-type="string" calcext:value-type="string" table:number-columns-spanned="1" table:number-rows-spanned="4">
            <text:p>OPCODE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2] + 1" office:value-type="float" office:value="5" calcext:value-type="float">
            <text:p>5</text:p>
          </table:table-cell>
          <table:covered-table-cell table:style-name="ce5"/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3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4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2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ASK Indicator</text:p>
          </table:table-cell>
          <table:table-cell table:style-name="ce8" table:number-columns-repeated="2"/>
          <table:table-cell table:style-name="ce23"/>
          <table:table-cell table:style-name="ce7" table:number-columns-repeated="20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7">
            <text:p>Payload Length</text:p>
          </table:table-cell>
          <table:table-cell table:style-name="ce8"/>
          <table:table-cell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7] + 1" office:value-type="float" office:value="2" calcext:value-type="float">
            <text:p>2</text:p>
          </table:table-cell>
          <table:covered-table-cell table:style-name="ce5"/>
          <table:table-cell table:style-name="ce8"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8] + 1" office:value-type="float" office:value="3" calcext:value-type="float">
            <text:p>3</text:p>
          </table:table-cell>
          <table:covered-table-cell table:style-name="ce5"/>
          <table:table-cell/>
          <table:table-cell table:style-name="ce8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9] + 1" office:value-type="float" office:value="4" calcext:value-type="float">
            <text:p>4</text:p>
          </table:table-cell>
          <table:covered-table-cell table:style-name="ce5"/>
          <table:table-cell/>
          <table:table-cell table:style-name="ce8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0] + 1" office:value-type="float" office:value="5" calcext:value-type="float">
            <text:p>5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1] + 1" office:value-type="float" office:value="6" calcext:value-type="float">
            <text:p>6</text:p>
          </table:table-cell>
          <table:covered-table-cell table:style-name="ce5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22] + 1" office:value-type="float" office:value="7" calcext:value-type="float">
            <text:p>7</text:p>
          </table:table-cell>
          <table:covered-table-cell table:style-name="ce6"/>
          <table:table-cell table:number-columns-repeated="2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3 BYTE</text:p>
          </table:table-cell>
          <table:table-cell table:style-name="ce4" office:value-type="float" office:value="0" calcext:value-type="float">
            <text:p>0</text:p>
          </table:table-cell>
          <table:table-cell table:style-name="ce27" office:value-type="string" calcext:value-type="string" table:number-columns-spanned="1" table:number-rows-spanned="64">
            <text:p>Content Length if it's 127 - 64-bit unsined integer</text:p>
          </table:table-cell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5] + 1" office:value-type="float" office:value="2" calcext:value-type="float">
            <text:p>2</text:p>
          </table:table-cell>
          <table:covered-table-cell table:style-name="ce5"/>
          <table:table-cell/>
          <table:table-cell table:style-name="ce8" table:number-columns-repeated="2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6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7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8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29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0] + 1" office:value-type="float" office:value="7" calcext:value-type="float">
            <text:p>7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3] + 1" office:value-type="float" office:value="2" calcext:value-type="float">
            <text:p>2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4] + 1" office:value-type="float" office:value="3" calcext:value-type="float">
            <text:p>3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5] + 1" office:value-type="float" office:value="4" calcext:value-type="float">
            <text:p>4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6] + 1" office:value-type="float" office:value="5" calcext:value-type="float">
            <text:p>5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37] + 1" office:value-type="float" office:value="6" calcext:value-type="float">
            <text:p>6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38] + 1" office:value-type="float" office:value="7" calcext:value-type="float">
            <text:p>7</text:p>
          </table:table-cell>
          <table:covered-table-cell table:style-name="ce5"/>
          <table:table-cell/>
          <table:table-cell table:style-name="ce29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5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1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2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3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4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5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46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6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49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0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1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2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3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54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7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7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8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59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0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1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62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8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5] + 1" office:value-type="float" office:value="2" calcext:value-type="float">
            <text:p>2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6] + 1" office:value-type="float" office:value="3" calcext:value-type="float">
            <text:p>3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7] + 1" office:value-type="float" office:value="4" calcext:value-type="float">
            <text:p>4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8] + 1" office:value-type="float" office:value="5" calcext:value-type="float">
            <text:p>5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69] + 1" office:value-type="float" office:value="6" calcext:value-type="float">
            <text:p>6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0] + 1" office:value-type="float" office:value="7" calcext:value-type="float">
            <text:p>7</text:p>
          </table:table-cell>
          <table:covered-table-cell table:style-name="ce5"/>
          <table:table-cell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9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3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4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5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6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77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78] + 1" office:value-type="float" office:value="7" calcext:value-type="float">
            <text:p>7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0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1] + 1" office:value-type="float" office:value="2" calcext:value-type="float">
            <text:p>2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2] + 1" office:value-type="float" office:value="3" calcext:value-type="float">
            <text:p>3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3] + 1" office:value-type="float" office:value="4" calcext:value-type="float">
            <text:p>4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4] + 1" office:value-type="float" office:value="5" calcext:value-type="float">
            <text:p>5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5] + 1" office:value-type="float" office:value="6" calcext:value-type="float">
            <text:p>6</text:p>
          </table:table-cell>
          <table:covered-table-cell table:style-name="ce5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86] + 1" office:value-type="float" office:value="7" calcext:value-type="float">
            <text:p>7</text:p>
          </table:table-cell>
          <table:covered-table-cell table:style-name="ce6"/>
          <table:table-cell table:style-name="ce19"/>
          <table:table-cell table:style-name="ce7"/>
          <table:table-cell table:style-name="ce8"/>
          <table:table-cell/>
          <table:table-cell table:style-name="ce7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1 BYT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 table:number-columns-spanned="1" table:number-rows-spanned="32">
            <text:p>all remaining bytes are the encoded payload data</text:p>
          </table:table-cell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89] + 1" office:value-type="float" office:value="2" calcext:value-type="float">
            <text:p>2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0] + 1" office:value-type="float" office:value="3" calcext:value-type="float">
            <text:p>3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1] + 1" office:value-type="float" office:value="4" calcext:value-type="float">
            <text:p>4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2] + 1" office:value-type="float" office:value="5" calcext:value-type="float">
            <text:p>5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3] + 1" office:value-type="float" office:value="6" calcext:value-type="float">
            <text:p>6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94] + 1" office:value-type="float" office:value="7" calcext:value-type="float">
            <text:p>7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2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7] + 1" office:value-type="float" office:value="2" calcext:value-type="float">
            <text:p>2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8] + 1" office:value-type="float" office:value="3" calcext:value-type="float">
            <text:p>3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99] + 1" office:value-type="float" office:value="4" calcext:value-type="float">
            <text:p>4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0] + 1" office:value-type="float" office:value="5" calcext:value-type="float">
            <text:p>5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1] + 1" office:value-type="float" office:value="6" calcext:value-type="float">
            <text:p>6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02] + 1" office:value-type="float" office:value="7" calcext:value-type="float">
            <text:p>7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3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5] + 1" office:value-type="float" office:value="2" calcext:value-type="float">
            <text:p>2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6] + 1" office:value-type="float" office:value="3" calcext:value-type="float">
            <text:p>3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7] + 1" office:value-type="float" office:value="4" calcext:value-type="float">
            <text:p>4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8] + 1" office:value-type="float" office:value="5" calcext:value-type="float">
            <text:p>5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09] + 1" office:value-type="float" office:value="6" calcext:value-type="float">
            <text:p>6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10] + 1" office:value-type="float" office:value="7" calcext:value-type="float">
            <text:p>7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8">
            <text:p>14 BYTE</text:p>
          </table:table-cell>
          <table:table-cell table:style-name="ce4" office:value-type="float" office:value="0" calcext:value-type="float">
            <text:p>0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office:value-type="float" office:value="1" calcext:value-type="float">
            <text:p>1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3] + 1" office:value-type="float" office:value="2" calcext:value-type="float">
            <text:p>2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4] + 1" office:value-type="float" office:value="3" calcext:value-type="float">
            <text:p>3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5] + 1" office:value-type="float" office:value="4" calcext:value-type="float">
            <text:p>4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6] + 1" office:value-type="float" office:value="5" calcext:value-type="float">
            <text:p>5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5"/>
          <table:table-cell table:style-name="ce4" table:formula="of:=[.B117] + 1" office:value-type="float" office:value="6" calcext:value-type="float">
            <text:p>6</text:p>
          </table:table-cell>
          <table:covered-table-cell table:style-name="ce5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>
          <table:covered-table-cell table:style-name="ce6"/>
          <table:table-cell table:style-name="ce4" table:formula="of:=[.B118] + 1" office:value-type="float" office:value="7" calcext:value-type="float">
            <text:p>7</text:p>
          </table:table-cell>
          <table:covered-table-cell table:style-name="ce6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 table:number-rows-repeated="16">
          <table:table-cell table:style-name="ce8" table:number-columns-repeated="2"/>
          <table:table-cell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 table:number-rows-repeated="48">
          <table:table-cell table:style-name="ce7" table:number-columns-repeated="2"/>
          <table:table-cell table:style-name="ce8"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1" table:number-rows-repeated="824">
          <table:table-cell table:style-name="ce7" table:number-columns-repeated="2"/>
          <table:table-cell/>
          <table:table-cell table:style-name="ce7"/>
          <table:table-cell table:style-name="ce23"/>
          <table:table-cell table:style-name="ce7" table:number-columns-repeated="21"/>
          <table:table-cell table:number-columns-repeated="998"/>
        </table:table-row>
        <table:table-row table:style-name="ro2" table:number-rows-repeated="1047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plete" style:display-name="PageStyle_Comple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masked_20_and_20_7_20_bits" style:display-name="PageStyle_Unmasked and 7 b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ked_20_and_20_7_20_bits" style:display-name="PageStyle_Masked and 7 b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ked_20_and_20_16_20_bits" style:display-name="PageStyle_Masked and 16 b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masked_20_and_20_16_20_bits" style:display-name="PageStyle_Unmasked and 16 b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ked_20_and_20_64_20_bits" style:display-name="PageStyle_Masked and 64 b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masked_20_and_20_64_20_bits" style:display-name="PageStyle_Unmasked and 64 bi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805" meta:object-count="0"/>
    <meta:generator>LibreOfficeDev/6.0.5.2$Linux_X86_64 LibreOffice_project/</meta:generator>
  </office:meta>
</office:document-meta>
</file>